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Text_20_body">
      <style:text-properties fo:font-size="10.5pt" style:font-size-asian="10.5pt" style:font-size-complex="10.5pt"/>
    </style:style>
    <style:style style:name="P3" style:family="paragraph" style:parent-style-name="Text_20_body">
      <style:text-properties fo:font-size="10.5pt" officeooo:paragraph-rsid="0008e46e" style:font-size-asian="10.5pt" style:font-size-complex="10.5pt"/>
    </style:style>
    <style:style style:name="P4" style:family="paragraph" style:parent-style-name="Text_20_body">
      <style:text-properties officeooo:paragraph-rsid="0008e46e"/>
    </style:style>
    <style:style style:name="P5" style:family="paragraph" style:parent-style-name="Header">
      <style:text-properties officeooo:rsid="0006cba1" officeooo:paragraph-rsid="0006cba1"/>
    </style:style>
    <style:style style:name="P6" style:family="paragraph" style:parent-style-name="Heading_20_1">
      <style:text-properties fo:font-size="12pt" style:font-size-asian="12pt" style:font-size-complex="12pt"/>
    </style:style>
    <style:style style:name="T1" style:family="text">
      <style:text-properties officeooo:rsid="0006cba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6cba1" style:font-size-asian="12pt" style:font-size-complex="12pt"/>
    </style:style>
    <style:style style:name="T4" style:family="text">
      <style:text-properties fo:font-size="12pt" officeooo:rsid="0008e46e" style:font-size-asian="12pt" style:font-size-complex="12pt"/>
    </style:style>
    <style:style style:name="T5" style:family="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/><text:span text:style-name="T3">PROGRAM 1</text:span></text:h>
      <text:p text:style-name="P1"><text:s text:c="2"/>import random</text:p>
      <text:p text:style-name="P1">a={1:'r',2:'p',3:'s'}</text:p>
      <text:p text:style-name="P1">b=input("enter rock,paper or scissor")</text:p>
      <text:p text:style-name="P1">c=a[random.randint(1,3)]</text:p>
      <text:p text:style-name="P1">print(c)</text:p>
      <text:p text:style-name="P1">if(c==b):</text:p>
      <text:p text:style-name="P1"><text:tab/>print("its a tie")</text:p>
      <text:p text:style-name="P1">elif((c=='r' and b=='p') or (c=='p' and b=='s') or (c=='s' and b=='r')):</text:p>
      <text:p text:style-name="P1"><text:tab/>print("you win")</text:p>
      <text:p text:style-name="P1">else:</text:p>
      <text:p text:style-name="P1"><text:tab/>print(" computer wins")<text:tab/><text:tab/></text:p>
      <text:p text:style-name="P1"/>
      <text:p text:style-name="P1"/>
      <text:p text:style-name="P1"/>
      <text:h text:style-name="P6" text:outline-level="1"><text:s text:c="2"/>PROGRAM 2</text:h>
      <text:p text:style-name="P4"><text:span text:style-name="T2"><text:s text:c="2"/></text:span><text:span text:style-name="T5"><text:s/>import random<text:line-break/>while True:</text:span></text:p>
      <text:p text:style-name="P3"><text:tab/>i=input("enter 'q' to quit,enter 'r' to roll")</text:p>
      <text:p text:style-name="P2"><text:tab/>if(i=='q'):</text:p>
      <text:p text:style-name="P2"><text:tab/><text:tab/>print("bye!")</text:p>
      <text:p text:style-name="P2"><text:s text:c="7"/><text:tab/><text:tab/>exit()</text:p>
      <text:p text:style-name="P2"/>
      <text:p text:style-name="P2"><text:tab/>else:</text:p>
      <text:p text:style-name="P2"><text:tab/> <text:s text:c="3"/>print("you got",random.randint(1,6))<text:tab/></text:p>
      <text:p text:style-name="P1"/>
      <text:p text:style-name="P1"/>
      <text:h text:style-name="P6" text:outline-level="1"><text:s text:c="2"/>PROGRAM 3</text:h>
      <text:p text:style-name="Text_20_body"><text:span text:style-name="T2"><text:s/></text:span><text:span text:style-name="T5"><text:s text:c="2"/>import random </text:span></text:p>
      <text:p text:style-name="P2">a=['r','p','s']</text:p>
      <text:p text:style-name="P2">z=0</text:p>
      <text:p text:style-name="P2">r=0</text:p>
      <text:p text:style-name="P2">while (True):</text:p>
      <text:p text:style-name="P2"><text:tab/>p=input("your choice r/p/s: ")</text:p>
      <text:p text:style-name="P2"><text:tab/>c=random.choice(a)</text:p>
      <text:p text:style-name="P2"/>
      <text:p text:style-name="P2"><text:tab/>print("you chose ",p, "computer chose ",c)</text:p>
      <text:p text:style-name="P2"><text:tab/>if(p=='r'or p=='p' or p=="s"):</text:p>
      <text:p text:style-name="P2"><text:tab/><text:tab/>if(p==c):</text:p>
      <text:p text:style-name="P2"><text:soft-page-break/><text:tab/><text:tab/><text:tab/>print("its a tie")</text:p>
      <text:p text:style-name="P2"><text:tab/><text:tab/>elif((p=='r' and c=='p') or (p=='p' or c=="S")):</text:p>
      <text:p text:style-name="P2"><text:tab/><text:tab/><text:tab/>z=z+1</text:p>
      <text:p text:style-name="P2"><text:tab/><text:tab/><text:tab/>print("computer won",z, "times")</text:p>
      <text:p text:style-name="P2"><text:tab/><text:tab/>else:</text:p>
      <text:p text:style-name="P2"><text:tab/><text:tab/><text:tab/>r=r+1</text:p>
      <text:p text:style-name="P2"><text:tab/><text:tab/><text:tab/>print("u won" ,r, "times")<text:tab/></text:p>
      <text:p text:style-name="P2"><text:tab/>else:</text:p>
      <text:p text:style-name="P2"><text:tab/><text:tab/>print("give proper input")</text:p>
      <text:p text:style-name="P2"><text:tab/><text:tab/>break</text:p>
      <text:p text:style-name="P2"><text:tab/>if(z==3 or r==3):</text:p>
      <text:p text:style-name="P2"><text:tab/><text:tab/>if(z==3):</text:p>
      <text:p text:style-name="P2"><text:tab/><text:tab/><text:tab/>print("I'M sorry, computer won the game")</text:p>
      <text:p text:style-name="P2"><text:tab/><text:tab/>else:</text:p>
      <text:p text:style-name="P2"><text:tab/><text:tab/><text:tab/>print("congrats u won against computer, have a great day")</text:p>
      <text:p text:style-name="P2"><text:tab/><text:tab/>break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cba1" officeooo:paragraph-rsid="0006cba1"/>
    </style:style>
    <style:style style:name="MT1" style:family="text">
      <style:text-properties fo:font-size="12pt" officeooo:rsid="0008e46e" style:font-size-asian="12pt" style:font-size-complex="12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officeooo:rsid="0006cba1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<text:span text:style-name="MT1">P</text:span><text:span text:style-name="MT2">ROGRAMMING WITH PYTHON <text:s text:c="2"/><text:tab/><text:tab/><text:tab/><text:tab/><text:tab/><text:tab/></text:span><text:span text:style-name="MT3">RAHUL H</text:span><text:span text:style-name="MT2"> <text:s text:c="8"/></text:span><text:s text:c="63"/></text:h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2:11:44.780124743</meta:creation-date>
    <dc:date>2018-10-04T12:59:04.225755670</dc:date>
    <meta:editing-duration>PT17M1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48" meta:word-count="127" meta:character-count="1098" meta:non-whitespace-character-count="854"/>
  </office:meta>
</office:document-meta>
</file>